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sans-serif" svg:font-family="sans-serif" style:font-family-generic="roman"/>
  </office:font-face-decls>
  <office:automatic-styles>
    <style:style style:name="P1" style:family="paragraph" style:parent-style-name="Normal">
      <style:paragraph-properties fo:text-align="justify" style:justify-single-word="false"/>
    </style:style>
    <style:style style:name="P2" style:family="paragraph" style:parent-style-name="Normal" style:master-page-name="MP0">
      <style:paragraph-properties fo:text-align="justify" style:justify-single-word="false" style:page-number="auto" fo:break-before="page"/>
      <style:text-properties officeooo:paragraph-rsid="001155b2"/>
    </style:style>
    <style:style style:name="P3" style:family="paragraph" style:parent-style-name="Normal">
      <style:paragraph-properties fo:text-align="justify" style:justify-single-word="false"/>
      <style:text-properties officeooo:paragraph-rsid="001155b2"/>
    </style:style>
    <style:style style:name="P4" style:family="paragraph" style:parent-style-name="Normal">
      <style:paragraph-properties fo:text-align="justify" style:justify-single-word="false"/>
      <style:text-properties style:font-name="Arial" fo:font-size="15pt" style:font-name-asian="sans-serif" style:font-size-asian="15pt" style:font-name-complex="sans-serif" style:font-size-complex="15pt"/>
    </style:style>
    <style:style style:name="T1" style:family="text">
      <style:text-properties style:font-name="sans-serif" fo:font-size="17.5pt" style:font-name-asian="sans-serif" style:font-size-asian="17.5pt" style:font-name-complex="sans-serif" style:font-size-complex="17.5pt"/>
    </style:style>
    <style:style style:name="T2" style:family="text">
      <style:text-properties style:font-name="sans-serif" fo:font-size="16pt" style:font-name-asian="sans-serif" style:font-size-asian="16pt" style:font-name-complex="sans-serif" style:font-size-complex="16pt"/>
    </style:style>
    <style:style style:name="T3" style:family="text">
      <style:text-properties style:font-name="sans-serif" fo:font-size="15pt" style:font-name-asian="sans-serif" style:font-size-asian="15pt" style:font-name-complex="sans-serif" style:font-size-complex="15pt"/>
    </style:style>
    <style:style style:name="T4" style:family="text">
      <style:text-properties style:font-name="sans-serif" fo:font-size="15pt" fo:font-weight="bold" style:font-name-asian="sans-serif" style:font-size-asian="15pt" style:font-weight-asian="bold" style:font-name-complex="sans-serif" style:font-size-complex="15pt" style:font-weight-complex="bold"/>
    </style:style>
    <style:style style:name="T5" style:family="text">
      <style:text-properties fo:font-size="17.5pt" style:font-name-asian="sans-serif" style:font-size-asian="17.5pt" style:font-name-complex="sans-serif" style:font-size-complex="17.5pt"/>
    </style:style>
    <style:style style:name="T6" style:family="text">
      <style:text-properties fo:font-size="16pt" style:font-name-asian="sans-serif" style:font-size-asian="16pt" style:font-name-complex="sans-serif" style:font-size-complex="16pt"/>
    </style:style>
    <style:style style:name="T7" style:family="text">
      <style:text-properties fo:font-size="15pt" style:font-name-asian="sans-serif" style:font-size-asian="15pt" style:font-name-complex="sans-serif" style:font-size-complex="15pt"/>
    </style:style>
    <style:style style:name="T8" style:family="text">
      <style:text-properties fo:font-size="15pt" fo:font-weight="bold" style:font-name-asian="sans-serif" style:font-size-asian="15pt" style:font-weight-asian="bold" style:font-name-complex="sans-serif" style:font-size-complex="15pt" style:font-weight-complex="bold"/>
    </style:style>
    <style:style style:name="T9" style:family="text">
      <style:text-properties style:font-name="Arial"/>
    </style:style>
    <style:style style:name="T10" style:family="text">
      <style:text-properties style:font-name="Arial" fo:font-size="17.5pt" style:font-name-asian="sans-serif" style:font-size-asian="17.5pt" style:font-name-complex="sans-serif" style:font-size-complex="17.5pt"/>
    </style:style>
    <style:style style:name="T11" style:family="text">
      <style:text-properties style:font-name="Arial" fo:font-size="16pt" style:font-name-asian="sans-serif" style:font-size-asian="16pt" style:font-name-complex="sans-serif" style:font-size-complex="16pt"/>
    </style:style>
    <style:style style:name="T12" style:family="text">
      <style:text-properties style:font-name="Arial" fo:font-size="15pt" style:font-name-asian="sans-serif" style:font-size-asian="15pt" style:font-name-complex="sans-serif" style:font-size-complex="15pt"/>
    </style:style>
    <style:style style:name="T13" style:family="text">
      <style:text-properties style:font-name="Arial" fo:font-size="15pt" fo:font-weight="bold" style:font-name-asian="sans-serif" style:font-size-asian="15pt" style:font-weight-asian="bold" style:font-name-complex="sans-serif" style:font-size-complex="1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ipo_20_de_20_letra_20_predefinido_20_do_20_parágrafo"><text:span text:style-name="T10">ES3A3-Exercícios</text:span></text:span></text:p>
      <text:p text:style-name="P3"><text:span text:style-name="T9"><text:line-break/></text:span><text:span text:style-name="Tipo_20_de_20_letra_20_predefinido_20_do_20_parágrafo"><text:span text:style-name="T10">Aula</text:span></text:span><text:span text:style-name="Tipo_20_de_20_letra_20_predefinido_20_do_20_parágrafo"><text:span text:style-name="T11"> 3 – Padrões e Diagramas Arquiteturais</text:span></text:span></text:p>
      <text:p text:style-name="P1"><text:span text:style-name="T9"><text:line-break/></text:span><text:span text:style-name="Tipo_20_de_20_letra_20_predefinido_20_do_20_parágrafo"><text:span text:style-name="T11">1.</text:span></text:span><text:span text:style-name="Tipo_20_de_20_letra_20_predefinido_20_do_20_parágrafo"><text:span text:style-name="T12"> (1,0 ponto) Explique com suas palavras o que é um padrão de arquitetura de software.</text:span></text:span></text:p>
      <text:p text:style-name="P4">R: Padrões de arquitetura fornecem orientações e boas práticas para o desenvolvimento de um software, robusto, escalável e de fácil manutenção. Alguns exemplos de padrões de arquitetura são: MVC, Camadas, Cliente servidor e de servições.</text:p>
      <text:p text:style-name="P4"/>
      <text:p text:style-name="P1"><text:span text:style-name="T9"><text:line-break/></text:span><text:span text:style-name="Tipo_20_de_20_letra_20_predefinido_20_do_20_parágrafo"><text:span text:style-name="T12">2. (1,0 ponto) Considerando projetos de médio e grande porte, você acha que pode ser</text:span></text:span><text:span text:style-name="T9"><text:line-break/></text:span><text:span text:style-name="Tipo_20_de_20_letra_20_predefinido_20_do_20_parágrafo"><text:span text:style-name="T12">necessário aplicar mais de um padrão de arquitetura ao projeto? Justifique sua resposta.</text:span></text:span></text:p>
      <text:p text:style-name="P4">R: Sim. A medida que um projeto se torna mais complexo, a tendencia é que surja a necessidade da aplicação de múltiplos padrões de arquitetura. Tendo em vista que cada projeto, dependendo do contexto, irá trabalhar com diferentes tipos de requisitos. Logo, seria uma boa ideia implementar diferentes arquiteturas.</text:p>
      <text:p text:style-name="P4"/>
      <text:p text:style-name="P1"><text:span text:style-name="T9"><text:line-break/></text:span><text:span text:style-name="Tipo_20_de_20_letra_20_predefinido_20_do_20_parágrafo"><text:span text:style-name="T12">3. (1,0 ponto) O que os padrões de arquitetura de divisão em camadas e cliente-servidor têm em</text:span></text:span><text:span text:style-name="T9"><text:line-break/></text:span><text:span text:style-name="Tipo_20_de_20_letra_20_predefinido_20_do_20_parágrafo"><text:span text:style-name="T12">comum?</text:span></text:span></text:p>
      <text:p text:style-name="P1"><text:span text:style-name="Tipo_20_de_20_letra_20_predefinido_20_do_20_parágrafo"><text:span text:style-name="T12">R: Em resumo, os padrões de arquitetura de divisão em camadas e cliente-servidor compartilham a ideia de separar responsabilidades e funções em diferentes componentes, visando melhorar a modularidade, escalabilidade, flexibilidade e manutenibilidade do sistema.</text:span></text:span></text:p>
      <text:p text:style-name="P4"/>
      <text:p text:style-name="P4"><text:soft-page-break/></text:p>
      <text:p text:style-name="P1"><text:span text:style-name="T9"><text:line-break/></text:span><text:span text:style-name="Tipo_20_de_20_letra_20_predefinido_20_do_20_parágrafo"><text:span text:style-name="T12">4. (1,0 ponto) Uma das vantagens do padrão de arquitetura de repositório é que as alterações</text:span></text:span><text:span text:style-name="T9"><text:line-break/></text:span><text:span text:style-name="Tipo_20_de_20_letra_20_predefinido_20_do_20_parágrafo"><text:span text:style-name="T12">feitas no repositório para um componente podem propagar-se para todos os outros. Descreva</text:span></text:span><text:span text:style-name="T9"><text:line-break/></text:span><text:span text:style-name="Tipo_20_de_20_letra_20_predefinido_20_do_20_parágrafo"><text:span text:style-name="T12">uma situação em que isso pode ser uma desvantagem.</text:span></text:span><text:span text:style-name="T9"><text:line-break/></text:span><text:span text:style-name="Tipo_20_de_20_letra_20_predefinido_20_do_20_parágrafo"><text:span text:style-name="T12">R: A desvantagem é que, ao aplicar uma alteração em um componente A, a alteração pode se estender para um componente que dependem do A.</text:span></text:span></text:p>
      <text:p text:style-name="P1"><text:span text:style-name="Tipo_20_de_20_letra_20_predefinido_20_do_20_parágrafo"><text:span text:style-name="T12">Suponha que uma atualização é feita no repositório que armazena informações sobre a </text:span></text:span><text:span text:style-name="Tipo_20_de_20_letra_20_predefinido_20_do_20_parágrafo"><text:span text:style-name="T13">disponibilidade de um determinado produto no estoque</text:span></text:span><text:span text:style-name="Tipo_20_de_20_letra_20_predefinido_20_do_20_parágrafo"><text:span text:style-name="T12">. Se essa modificação se estender automaticamente para todos os componentes do sistema, incluindo o componente responsável pelo processamento de pedidos, pode ser que o componente de pedidos comece a exibir o produto como disponível para compra, mesmo que o estoque real tenha sido esgotado. </text:span></text:span></text:p>
      <text:p text:style-name="P4"/>
      <text:p text:style-name="P4"/>
      <text:p text:style-name="P1"><text:span text:style-name="Tipo_20_de_20_letra_20_predefinido_20_do_20_parágrafo"><text:span text:style-name="T12">5. (1,0 ponto) Em uma arquitetura de dutos e filtros, o que são os dutos e os filtros e qual é o</text:span></text:span><text:span text:style-name="T9"><text:line-break/></text:span><text:span text:style-name="Tipo_20_de_20_letra_20_predefinido_20_do_20_parágrafo"><text:span text:style-name="T12">papel de cada um?</text:span></text:span></text:p>
      <text:p text:style-name="P4">R: Em uma arquitetura de dutos e filtros, os dutos são canais que transportam dados de um filtro para outro, enquanto os filtros são componentes que processam ou transformam os dados de entrada em dados de saída.</text:p>
      <text:p text:style-name="P4"/>
      <text:p text:style-name="P4"/>
      <text:p text:style-name="P1"><text:span text:style-name="Tipo_20_de_20_letra_20_predefinido_20_do_20_parágrafo"><text:span text:style-name="T12">6. (1,0 ponto) Uma vez que o diagrama de comunicação não é um diagrama estrutural da UML,</text:span></text:span><text:span text:style-name="T9"><text:line-break/></text:span><text:span text:style-name="Tipo_20_de_20_letra_20_predefinido_20_do_20_parágrafo"><text:span text:style-name="T12">por que ele pode ser útil quando pensamos na arquitetura de software? Além do diagrama de</text:span></text:span><text:span text:style-name="T9"><text:line-break/></text:span><text:span text:style-name="Tipo_20_de_20_letra_20_predefinido_20_do_20_parágrafo"><text:span text:style-name="T12">comunicação, existe algum outro diagrama de interação </text:span></text:span><text:soft-page-break/><text:span text:style-name="Tipo_20_de_20_letra_20_predefinido_20_do_20_parágrafo"><text:span text:style-name="T12">comumente usado em projetos de</text:span></text:span><text:span text:style-name="T9"><text:line-break/></text:span><text:span text:style-name="Tipo_20_de_20_letra_20_predefinido_20_do_20_parágrafo"><text:span text:style-name="T12">arquitetura?</text:span></text:span></text:p>
      <text:p text:style-name="P4">R: O diagrama de comunicação é importante porque ele possibilita a visualizar a interação entre os diferentes tipos de componentes, incluindo as operações que são executadas. Um outro diagrama que possibilita algo parecido é o diagrama de sequência.</text:p>
      <text:p text:style-name="P4"/>
      <text:p text:style-name="P4"/>
      <text:p text:style-name="P1"><text:span text:style-name="Tipo_20_de_20_letra_20_predefinido_20_do_20_parágrafo"><text:span text:style-name="T12">7. (4,0 pontos) Complemente o documento de arquitetura elaborado no Exercício 7 da última</text:span></text:span><text:span text:style-name="T9"><text:line-break/></text:span><text:span text:style-name="Tipo_20_de_20_letra_20_predefinido_20_do_20_parágrafo"><text:span text:style-name="T12">aula, incluindo quatro os diagramas apresentados na aula de hoje nas seções que descrevem</text:span></text:span><text:span text:style-name="T9"><text:line-break/></text:span><text:span text:style-name="Tipo_20_de_20_letra_20_predefinido_20_do_20_parágrafo"><text:span text:style-name="T12">as visões de arquitetura (lógica, de processo, de desenvolvimento e física). Lembre-se que cada</text:span></text:span><text:span text:style-name="T9"><text:line-break/></text:span><text:span text:style-name="Tipo_20_de_20_letra_20_predefinido_20_do_20_parágrafo"><text:span text:style-name="T12">visão é representada por um diagrama apropriado e específico.</text:span></text:span></text:p>
      <text:p text:style-name="P1"><text:span text:style-name="Tipo_20_de_20_letra_20_predefinido_20_do_20_parágrafo"><text:span text:style-name="T12">Obs.: Para desenhar os diagramas, use alguma ferramenta para modelagem UML. Sugestões:</text:span></text:span><text:span text:style-name="T9"><text:line-break/></text:span><text:span text:style-name="Tipo_20_de_20_letra_20_predefinido_20_do_20_parágrafo"><text:span text:style-name="T12">• Draw.io: https://www.draw.io/ (online)</text:span></text:span><text:span text:style-name="T9"><text:line-break/></text:span><text:span text:style-name="Tipo_20_de_20_letra_20_predefinido_20_do_20_parágrafo"><text:span text:style-name="T12">• Lucidchart: https://www.lucidchart.com/pages/pt/uml-online (online)</text:span></text:span><text:span text:style-name="T9"><text:line-break/></text:span><text:span text:style-name="Tipo_20_de_20_letra_20_predefinido_20_do_20_parágrafo"><text:span text:style-name="T12">• Astah: http://astah.net/download (necessita instalação</text:span></text:span></text:p>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sans-serif" svg:font-family="sans-serif" style:font-family-generic="roman"/>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pt" fo:country="B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pt" fo:country="B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Tipo_20_de_20_letra_20_predefinido_20_do_20_parágrafo" style:display-name="Tipo de letra predefinido do parágrafo"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dc:title/>
    <dc:description/>
    <dc:subject/>
    <meta:initial-creator>Felippe Marques</meta:initial-creator>
    <meta:creation-date>2023-03-05T18:21:00Z</meta:creation-date>
    <dc:date>2023-03-05T15:50:32.985000000</dc:date>
    <meta:editing-cycles>2</meta:editing-cycles>
    <meta:editing-duration>PT17M28S</meta:editing-duration>
    <meta:document-statistic meta:table-count="0" meta:image-count="0" meta:object-count="0" meta:page-count="3" meta:paragraph-count="16" meta:word-count="537" meta:character-count="3475" meta:non-whitespace-character-count="2947"/>
    <meta:template xlink:type="simple" xlink:actuate="onRequest" xlink:title="" xlink:href="Normal.dotm"/>
  </office:meta>
</office:document-meta>
</file>